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41000002AED0B27031.png" manifest:media-type="image/png"/>
  <manifest:file-entry manifest:full-path="Pictures/1000000000000542000002D2F2D186C1.png" manifest:media-type="image/png"/>
  <manifest:file-entry manifest:full-path="Pictures/100000000000052E000002AE5E378127.png" manifest:media-type="image/png"/>
  <manifest:file-entry manifest:full-path="Pictures/1000000000000542000002D2811D7438.png" manifest:media-type="image/png"/>
  <manifest:file-entry manifest:full-path="Pictures/1000000000000542000002D29287372D.png" manifest:media-type="image/png"/>
  <manifest:file-entry manifest:full-path="Pictures/1000000000000542000002D269DDD1DC.png" manifest:media-type="image/png"/>
  <manifest:file-entry manifest:full-path="Pictures/1000000000000509000002BFA47DDF56.png" manifest:media-type="image/png"/>
  <manifest:file-entry manifest:full-path="Pictures/10000000000005BB000002EDFC82F528.png" manifest:media-type="image/png"/>
  <manifest:file-entry manifest:full-path="Pictures/10000000000005BB000002EDB784EF0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Symbol1" svg:font-family="Symbol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27.999cm" svg:height="14.294cm" svg:x="0.012cm" svg:y="3.309cm">
          <draw:image xlink:href="Pictures/10000000000005BB000002EDB784EF0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27.999cm" svg:height="14.294cm" svg:x="0.012cm" svg:y="3.409cm">
          <draw:image xlink:href="Pictures/10000000000005BB000002EDFC82F52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27.999cm" svg:height="15.269cm" svg:x="0.012cm" svg:y="2.921cm">
          <draw:image xlink:href="Pictures/1000000000000509000002BFA47DDF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27.999cm" svg:height="15.018cm" svg:x="0.012cm" svg:y="3.047cm">
          <draw:image xlink:href="Pictures/1000000000000542000002D269DDD1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27.999cm" svg:height="15.018cm" svg:x="0.112cm" svg:y="3.047cm">
          <draw:image xlink:href="Pictures/1000000000000542000002D2928737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27.999cm" svg:height="15.018cm" svg:x="0.012cm" svg:y="3.047cm">
          <draw:image xlink:href="Pictures/1000000000000542000002D2811D74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27.999cm" svg:height="15.018cm" svg:x="0.112cm" svg:y="3.047cm">
          <draw:image xlink:href="Pictures/1000000000000542000002D2F2D186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27.999cm" svg:height="14.484cm" svg:x="0.012cm" svg:y="3.314cm">
          <draw:image xlink:href="Pictures/100000000000052E000002AE5E3781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draw:style-name="gr1" draw:text-style-name="P1" draw:layer="layout" svg:width="27.999cm" svg:height="14.279cm" svg:x="0.112cm" svg:y="3.416cm">
          <draw:image xlink:href="Pictures/1000000000000541000002AED0B270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Symbol1" svg:font-family="Symbol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Заголовок_20_3" style:display-name="Заголовок 3" style:family="graphic">
      <style:paragraph-properties fo:margin-top="0.125cm" fo:margin-bottom="0.374cm" style:line-height-at-least="0.85cm" fo:text-align="justify" style:text-autospace="none" style:writing-mode="lr-tb"/>
      <style:text-properties fo:color="#00000a" style:font-name="Times New Roman" fo:font-family="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3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top="0.125cm" fo:margin-bottom="0cm" style:line-height-at-least="0.85cm" fo:text-align="justify" style:text-autospace="none" style:writing-mode="lr-tb"/>
      <style:text-properties fo:color="#2e74b5" style:font-name="Calibri Light" fo:font-family="'Calibri Light'" style:font-family-generic="roman" style:font-pitch="variable" fo:font-size="12pt" fo:language="en" fo:country="US" fo:font-style="italic" style:font-name-asian="DejaVu Sans1" style:font-family-asian="'DejaVu Sans'" style:font-family-generic-asian="roman" style:font-pitch-asian="variable" style:font-size-asian="10pt" style:language-asian="ar" style:country-asian="SA" style:font-style-asian="italic" style:font-style-complex="italic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Маркеры_20_списка" style:display-name="Маркеры списка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Заголовок_20_4_20_Знак" style:display-name="Заголовок 4 Знак" style:family="graphic">
      <style:paragraph-properties style:text-autospace="none"/>
      <style:text-properties fo:color="#2e74b5" style:font-name="Calibri Light" fo:font-family="'Calibri Light'" style:font-family-generic="roman" style:font-pitch="variable" fo:font-size="12pt" fo:font-style="italic" style:font-name-asian="DejaVu Sans1" style:font-family-asian="'DejaVu Sans'" style:font-family-generic-asian="roman" style:font-pitch-asian="variable" style:font-size-asian="10pt" style:language-asian="ru" style:country-asian="RU" style:font-style-asian="italic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oucontent-figure-caption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3_20_Знак" style:display-name="Заголовок 3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3pt" style:language-asian="ru" style:country-asian="RU"/>
    </style:style>
    <style:style style:name="Заголовок_20_2_20_Знак" style:display-name="Заголовок 2 Знак" style:family="graphic">
      <style:paragraph-properties style:text-autospace="none"/>
      <style:text-properties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3pt" style:language-asian="ru" style:country-asian="RU"/>
    </style:style>
    <style:style style:name="apple-converted-space" style:family="graphic">
      <style:paragraph-properties style:text-autospace="none"/>
    </style:style>
    <style:style style:name="Заголовок_20_1_20_Знак" style:display-name="Заголовок 1 Знак" style:family="graphic">
      <style:paragraph-properties style:text-autospace="none"/>
      <style:text-properties style:font-name="Times New Roman" fo:font-family="'Times New Roman'" style:font-family-generic="roman" style:font-pitch="variable" fo:font-size="24pt" fo:language="ru" fo:country="RU" fo:font-weight="bold" style:font-name-asian="Times New Roman" style:font-family-asian="'Times New Roman'" style:font-family-generic-asian="roman" style:font-pitch-asian="variable" style:font-size-asian="24pt" style:language-asian="ru" style:country-asian="RU" style:font-weight-asian="bold" style:font-weight-complex="bold"/>
    </style:style>
    <style:style style:name="Символ_20_сноски" style:display-name="Символ сноски" style:family="graphic">
      <style:paragraph-properties style:text-autospace="none"/>
    </style:style>
    <style:style style:name="Символы_20_концевой_20_сноски" style:display-name="Символы концевой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_20_Spacing" style:display-name="No Spacing" style:family="graphic">
      <style:paragraph-properties fo:margin-top="0cm" fo:margin-bottom="0cm" fo:line-height="100%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.374cm" fo:margin-bottom="0.374cm" style:line-height-at-least="0.85cm" fo:text-align="justify" fo:text-indent="0cm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_20__28_Web_29_" style:display-name="Normal (Web)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Указатель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FreeSans2" style:font-family-asian="FreeSans" style:font-family-generic-asian="swiss" style:font-size-asian="10pt" style:language-asian="ar" style:country-asian="SA"/>
    </style:style>
    <style:style style:name="Название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Список" style:family="graphic">
      <style:paragraph-properties fo:margin-top="0cm" fo:margin-bottom="0.436cm" fo:line-height="120%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FreeSans2" style:font-family-asian="FreeSans" style:font-family-generic-asian="swiss" style:font-size-asian="10pt" style:language-asian="ar" style:country-asian="SA"/>
    </style:style>
    <style:style style:name="Содержимое_20_списка" style:display-name="Содержимое списка" style:family="graphic">
      <style:paragraph-properties fo:margin-left="1.764cm" fo:margin-right="0cm" fo:margin-top="0.374cm" fo:margin-bottom="0.374cm" style:line-height-at-least="0.85cm" fo:text-align="justify" fo:text-indent="0cm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Символ_20_нумерации" style:display-name="Символ нумерации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" style:display-name="ListLabel 11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10" style:display-name="ListLabel 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_5f_-background" style:display-name="Обычный__-background" style:family="presentation">
      <style:graphic-properties draw:stroke="none" draw:fill="none"/>
      <style:text-properties style:letter-kerning="true"/>
    </style:style>
    <style:style style:name="Обычный_5f__5f_-backgroundobjects" style:display-name="Обычный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_5f_-notes" style:display-name="Обычный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_5f_-outline1" style:display-name="Обычный__-outline1" style:family="presentation">
      <style:graphic-properties draw:stroke="none" draw:fill="none" draw:auto-grow-height="false" draw:fit-to-size="shrink-to-fit">
        <text:list-style style:name="Обычный_5f__5f_-outline1" style:display-name="Обычный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_5f_-outline2" style:display-name="Обычный__-outline2" style:family="presentation" style:parent-style-name="Обычный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_5f__5f_-outline3" style:display-name="Обычный__-outline3" style:family="presentation" style:parent-style-name="Обычный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_5f__5f_-outline4" style:display-name="Обычный__-outline4" style:family="presentation" style:parent-style-name="Обычный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_5f__5f_-outline5" style:display-name="Обычный__-outline5" style:family="presentation" style:parent-style-name="Обычный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_5f_-outline6" style:display-name="Обычный__-outline6" style:family="presentation" style:parent-style-name="Обычный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_5f_-outline7" style:display-name="Обычный__-outline7" style:family="presentation" style:parent-style-name="Обычный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_5f_-outline8" style:display-name="Обычный__-outline8" style:family="presentation" style:parent-style-name="Обычный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_5f_-outline9" style:display-name="Обычный__-outline9" style:family="presentation" style:parent-style-name="Обычный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_5f_-subtitle" style:display-name="Обычный__-subtitle" style:family="presentation">
      <style:graphic-properties draw:stroke="none" draw:fill="none" draw:textarea-vertical-align="middle">
        <text:list-style style:name="Обычный_5f__5f_-subtitle" style:display-name="Обычный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_5f_-title" style:display-name="Обычный__-title" style:family="presentation">
      <style:graphic-properties draw:stroke="none" draw:fill="none" draw:textarea-vertical-align="middle">
        <text:list-style style:name="Обычный_5f__5f_-title" style:display-name="Обычный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3.506cm" svg:x="1.4cm" svg:y="0.837cm" presentation:class="title" presentation:placeholder="true">
        <draw:text-box/>
      </draw:frame>
      <draw:frame presentation:style-name="Обычный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4.848cm" svg:height="11.136cm" svg:x="3.075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Обычный_5f__5f_" style:display-name="Обычный_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22:03:08.639443429</meta:creation-date>
    <meta:generator>LibreOffice/4.3.3.2$Linux_X86_64 LibreOffice_project/430m0$Build-2</meta:generator>
    <dc:date>2017-09-29T13:27:11.348002834</dc:date>
    <meta:editing-duration>PT8H10M33S</meta:editing-duration>
    <meta:editing-cycles>62</meta:editing-cycles>
    <meta:document-statistic meta:object-count="52"/>
  </office:meta>
</office:document-meta>
</file>